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56b9b" style:font-name-asian="Lobster" style:font-size-asian="42pt" style:font-name-complex="Lobster" style:font-size-complex="42pt"/>
    </style:style>
    <style:style style:name="P3" style:family="paragraph" style:parent-style-name="Standard">
      <style:text-properties style:font-name="Lobster" fo:font-size="42pt" officeooo:rsid="00056b9b" officeooo:paragraph-rsid="0005b2e6" style:font-name-asian="Lobster" style:font-size-asian="42pt" style:font-name-complex="Lobster" style:font-size-complex="42pt"/>
    </style:style>
    <style:style style:name="T1" style:family="text">
      <style:text-properties style:font-name="Lobster" style:font-name-asian="Lobster" style:font-name-complex="Lobster"/>
    </style:style>
    <style:style style:name="T2" style:family="text">
      <style:text-properties style:font-name-asian="Noto Serif CJK JP" style:font-name-complex="FreeSans1"/>
    </style:style>
    <style:style style:name="T3" style:family="text">
      <style:text-properties officeooo:rsid="0005b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s -</text:p>
      <text:p text:style-name="P1"><text:tab/>Anisotropic Filtering</text:p>
      <text:p text:style-name="P1"><text:tab/><text:tab/><text:span text:style-name="T1">◊16</text:span><text:span text:style-name="T2"> </text:span><text:span text:style-name="T1">◊8 ◊4 ◊2 ◊Off</text:span></text:p>
      <text:p text:style-name="P1"><text:tab/>Mipmaps</text:p>
      <text:p text:style-name="P1"><text:tab/><text:tab/><text:span text:style-name="T1">◊On </text:span><text:span text:style-name="T1">◊Off</text:span></text:p>
      <text:p text:style-name="P1"><text:tab/>Asset Resolution</text:p>
      <text:p text:style-name="P1"><text:tab/><text:tab/><text:span text:style-name="T1">◊High </text:span><text:span text:style-name="T1">◊Medium ◊Low</text:span></text:p>
      <text:p text:style-name="P2"><text:tab/><text:span text:style-name="T3">Frames Per Second Display</text:span></text:p>
      <text:p text:style-name="P3"><text:tab/><text:tab/>◊<text:span text:style-name="T3">On </text:span>◊<text:span text:style-name="T3">Of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03T19:36:49.842784764</dc:date>
    <meta:editing-duration>PT14H46M36S</meta:editing-duration>
    <meta:editing-cycles>1</meta:editing-cycles>
    <meta:document-statistic meta:table-count="0" meta:image-count="0" meta:object-count="0" meta:page-count="1" meta:paragraph-count="9" meta:word-count="23" meta:character-count="142" meta:non-whitespace-character-count="116"/>
    <meta:generator>LibreOffice/25.2.7.2$Linux_X86_64 LibreOffice_project/520$Build-2</meta:generator>
  </office:meta>
</office:document-meta>
</file>